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nfiguracion de Servidor</text:p>
      <text:p text:style-name="P3"/>
      <text:p text:style-name="P2">Para poer tener acceso al servidor este se encontrara configurado para su disponiblidad en los siguientes parametros.</text:p>
      <text:p text:style-name="P2"/>
      <text:p text:style-name="P2">Puerto : 8095</text:p>
      <text:p text:style-name="P2"/>
      <text:p text:style-name="P2">IP publica: </text:p>
      <text:p text:style-name="P2"/>
      <text:p text:style-name="P2">Dando con ello el acceso al sistema de tickets con la siguiente ruta que debe de ser insertada en el campo de navegacion :</text:p>
      <text:p text:style-name="P2"/>
      <text:p text:style-name="P2">192.168. . :8095/ticket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MX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31T10:03:16</meta:creation-date>
    <dc:date>2015-03-31T12:31:21</dc:date>
    <meta:editing-duration>PT9M3S</meta:editing-duration>
    <meta:editing-cycles>1</meta:editing-cycles>
    <meta:document-statistic meta:table-count="0" meta:image-count="0" meta:object-count="0" meta:page-count="1" meta:paragraph-count="6" meta:word-count="52" meta:character-count="313" meta:non-whitespace-character-count="266"/>
    <meta:generator>LibreOffice/3.5$Linux_X86_64 LibreOffice_project/350m1$Build-2</meta:generator>
  </office:meta>
</office:document-meta>
</file>